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Utilities.StringUtili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ringUtilities.substitute( final String input , final String pattern , final String su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